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4.6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4.60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rsid="00145132" officeooo:paragraph-rsid="00145132"/>
    </style:style>
    <style:style style:name="P3" style:family="paragraph" style:parent-style-name="Text_20_body" style:list-style-name="L2">
      <style:text-properties officeooo:rsid="00145132" officeooo:paragraph-rsid="00145132"/>
    </style:style>
    <style:style style:name="P4" style:family="paragraph" style:parent-style-name="Text_20_body">
      <style:text-properties officeooo:paragraph-rsid="001715b4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  <style:text-properties officeooo:rsid="00145132" officeooo:paragraph-rsid="00145132"/>
    </style:style>
    <style:style style:name="P7" style:family="paragraph" style:parent-style-name="Heading_20_1">
      <style:text-properties officeooo:rsid="00145132" officeooo:paragraph-rsid="00145132"/>
    </style:style>
    <style:style style:name="P8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officeooo:rsid="00145132"/>
    </style:style>
    <style:style style:name="T2" style:family="text">
      <style:text-properties officeooo:rsid="001715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T Note<text:span text:style-name="T1">s</text:span> de travail</text:p>
      <text:h text:style-name="P7" text:outline-level="1">formulaire Zend Form</text:h>
      <text:p text:style-name="P5">Redéfinir les viewhelpers formElementErrors, formLabel, formElement, <text:span text:style-name="T1">ou voir la création de propre viewhelpers pour répondre au même fonctionnalité, mais en utilisant des objet GOT :</text:span></text:p>
      <text:list xml:id="list2495931893912111354" text:style-name="L2">
        <text:list-item>
          <text:p text:style-name="P6">type ‘text’<text:tab/><text:tab/>=&gt; OCInput</text:p>
        </text:list-item>
        <text:list-item>
          <text:p text:style-name="P6">type ‘password’<text:tab/>=&gt; OCInput type password</text:p>
        </text:list-item>
        <text:list-item>
          <text:p text:style-name="P3">type ‘submit’<text:tab/><text:tab/>=&gt; OCButton type submit</text:p>
        </text:list-item>
      </text:list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1 down vote <text:a xlink:type="simple" xlink:href="http://stackoverflow.com/questions/13886032/zf2-how-to-create-form-view-helper#" text:style-name="Internet_20_link" text:visited-style-name="Visited_20_Internet_20_Link">favorite</text:a> </text:p>
          </table:table-cell>
          <table:table-cell table:style-name="Tableau1.A1" office:value-type="string">
            <text:p text:style-name="P8">I want to change the way ZF2 shows the form elements. I think I have to create my own view helper but I don't know how. I Googled for it but didn't find any useful resource.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3 down vote accepted </text:p>
          </table:table-cell>
          <table:table-cell table:style-name="Tableau2.A1" office:value-type="string">
            <text:p text:style-name="P8">See <text:a xlink:type="simple" xlink:href="https://github.com/zendframework/zf2/tree/master/library/Zend/Form/View/Helper" text:style-name="Internet_20_link" text:visited-style-name="Visited_20_Internet_20_Link">the SourceCode of existing Zend\Form\View\Helper*</text:a></text:p>
            <text:p text:style-name="P8">Basically you extend those and overwrite the required functions of stuff you want to modify. </text:p>
            <text:p text:style-name="P8">After that you'll need to register your very own view helper. This is easily done within Module.php's <text:span text:style-name="Source_20_Text">getViewHelperConfig()</text:span></text:p>
            <text:p text:style-name="Preformatted_20_Text"><text:span text:style-name="Source_20_Text">public function getViewHelperConfig() </text:span></text:p>
            <text:p text:style-name="Preformatted_20_Text"><text:span text:style-name="Source_20_Text">{</text:span></text:p>
            <text:p text:style-name="Preformatted_20_Text"><text:span text:style-name="Source_20_Text"><text:s text:c="4"/>return array(</text:span></text:p>
            <text:p text:style-name="Preformatted_20_Text"><text:span text:style-name="Source_20_Text"><text:s text:c="8"/>'invokables' =&gt; array(</text:span></text:p>
            <text:p text:style-name="Preformatted_20_Text"><text:span text:style-name="Source_20_Text"><text:s text:c="12"/>'customViewHelperCallName' =&gt; 'Namespace\Form\View\Helper\Classname'</text:span></text:p>
            <text:p text:style-name="Preformatted_20_Text"><text:span text:style-name="Source_20_Text"><text:s text:c="8"/>)</text:span></text:p>
            <text:p text:style-name="Preformatted_20_Text"><text:span text:style-name="Source_20_Text"><text:s text:c="4"/>);</text:span></text:p>
            <text:p text:style-name="P1"><text:span text:style-name="Source_20_Text">}</text:span></text:p>
          </table:table-cell>
        </table:table-row>
      </table:table>
      <text:p text:style-name="P2"/>
      <text:p text:style-name="P4"><text:span text:style-name="T2">Pour la gestion de messagerie interne voir Eye4web\Eye4web</text:span>ZfcUserPm <text:span text:style-name="T2">et modules lié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34:12.462397617</meta:creation-date>
    <dc:date>2016-06-11T14:17:38.818489553</dc:date>
    <meta:editing-duration>PT33M15S</meta:editing-duration>
    <meta:editing-cycles>2</meta:editing-cycles>
    <meta:generator>LibreOffice/5.1.3.2$Linux_X86_64 LibreOffice_project/10m0$Build-2</meta:generator>
    <meta:document-statistic meta:table-count="2" meta:image-count="0" meta:object-count="0" meta:page-count="1" meta:paragraph-count="21" meta:word-count="160" meta:character-count="1075" meta:non-whitespace-character-count="897"/>
  </office:meta>
</office:document-meta>
</file>